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atAttachmentMessageByIdCommand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ailSearchMessagesCommand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lCatMessageByIdCommand.contextualize( 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RefreshFolderCommand.contextualize(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ListFolderCommand.MailListFolder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ailRefreshFolderCommand.MailRefreshFolder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ilCatAttachmentMessageByIdCommand.MailCatAttachmentMessageById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ilCatMessageByUIDCommand.contextualize( 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ListFolderCommand.contextualize( 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CommandManager.MailCommand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ilListFolderCommand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CommandManager.execute( List a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ListMessagesCommand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FolderCatCommand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CatAttachmentMessageByIdCommand.contextualize( 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ailListMessagesCommand.contextualize(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SearchMessagesCommand.contextualize( Context ct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ilCatMessageByIdCommand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ilRefreshFolderCommand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CommandManager.execute( AbstractMailCommand amf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FolderCatCommand.MailFolderCat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ilCatMessageByUIDCommand.MailCatMessageByUID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ilFolderCatCommand.contextualize( 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ListFolderCommand.getFolder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ListMessagesCommand.MailListMessages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ilCommandManager.closeFolder( Folder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CatMessageByUIDCommand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CommandManager.closeStore( Store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CommandManager.openStore( Store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CatMessageByIdCommand.MailCatMessageByIdComm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ailCommandManager.openFolder( Folder f , int m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